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c9d" officeooo:paragraph-rsid="001c9c9d"/>
    </style:style>
    <style:style style:name="P2" style:family="paragraph" style:parent-style-name="Standard">
      <style:text-properties officeooo:rsid="001e5dfd" officeooo:paragraph-rsid="001e5dfd"/>
    </style:style>
    <style:style style:name="P3" style:family="paragraph" style:parent-style-name="Standard">
      <style:text-properties officeooo:rsid="00202fc3" officeooo:paragraph-rsid="00202fc3"/>
    </style:style>
    <style:style style:name="P4" style:family="paragraph" style:parent-style-name="Standard">
      <style:text-properties officeooo:rsid="0021c57a" officeooo:paragraph-rsid="0021c57a"/>
    </style:style>
    <style:style style:name="P5" style:family="paragraph" style:parent-style-name="Standard">
      <style:text-properties officeooo:rsid="00235a55" officeooo:paragraph-rsid="00235a55"/>
    </style:style>
    <style:style style:name="T1" style:family="text">
      <style:text-properties officeooo:rsid="001e5dfd"/>
    </style:style>
    <style:style style:name="gr1" style:family="graphic">
      <style:graphic-properties draw:textarea-horizontal-align="justify" draw:textarea-vertical-align="middle" draw:auto-grow-height="false" fo:min-height="0.522cm" fo:min-width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Archi detection geste</text:p>
      <text:p text:style-name="P1"/>
      <text:p text:style-name="P1"/>
      <text:p text:style-name="P3">Statique</text:p>
      <text:p text:style-name="P3"/>
      <text:p text:style-name="P1">Gesture abstract</text:p>
      <text:p text:style-name="P1"/>
      <text:p text:style-name="P1">+/name</text:p>
      <text:p text:style-name="P1"/>
      <text:p text:style-name="P1">testGesture(skeleton) void abstract</text:p>
      <text:p text:style-name="P1">- <text:s/>event gesture recognized</text:p>
      <text:p text:style-name="P1"/>
      <text:p text:style-name="P1"/>
      <text:p text:style-name="P1"/>
      <text:p text:style-name="P1">CREA</text:p>
      <text:p text:style-name="P1">+/GestureName:String</text:p>
      <text:p text:style-name="P1"/>
      <text:p text:style-name="P1"/>
      <text:p text:style-name="P1">Posture extends Gesture abstract</text:p>
      <text:p text:style-name="P1"/>
      <text:p text:style-name="P1">TestGesture(Skeleton)void----→ if(TestPosture(s) onGestureRecognized)</text:p>
      <text:p text:style-name="P1">#TestPosture(s) bool  abstract</text:p>
      <text:p text:style-name="P1"/>
      <text:p text:style-name="P1"/>
      <text:p text:style-name="P1">LeftHandPosture extends Posture</text:p>
      <text:p text:style-name="P1"/>
      <text:p text:style-name="P1">+Name:string</text:p>
      <text:p text:style-name="P1"/>
      <text:p text:style-name="P1"/>
      <text:p text:style-name="P1"/>
      <text:p text:style-name="P1">CustomEngine</text:p>
      <text:p text:style-name="P1">+CollectionGesture:G<text:span text:style-name="T1">esture</text:span></text:p>
      <text:p text:style-name="P1"/>
      <text:p text:style-name="P1">TestGesture(Skeleton)-→ foreach geste,testgesture</text:p>
      <text:p text:style-name="P1"/>
      <text:p text:style-name="P1">+Event Gesture recognized</text:p>
      <text:p text:style-name="P1"><draw:custom-shape text:anchor-type="paragraph" draw:z-index="0" draw:style-name="gr1" svg:width="0.553cm" svg:height="0.595cm" svg:x="1.399cm" svg:y="0.24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2">Vue</text:p>
      <text:p text:style-name="P2"/>
      <text:p text:style-name="P2"/>
      <text:p text:style-name="P2"/>
      <text:p text:style-name="P4">dynamique</text:p>
      <text:p text:style-name="P4"/>
      <text:p text:style-name="P4">4 etapes</text:p>
      <text:p text:style-name="P4"/>
      <text:p text:style-name="P4">1 position depart</text:p>
      <text:p text:style-name="P4">2 position fin</text:p>
      <text:p text:style-name="P4">3 a chaque frame regarder si le geste correspond</text:p>
      <text:p text:style-name="P4">4 regarder si toujours dans le bon sens</text:p>
      <text:p text:style-name="P4"/>
      <text:p text:style-name="P4"/>
      <text:p text:style-name="P4"><text:soft-page-break/>BaseGesture extends Gesture abstract</text:p>
      <text:p text:style-name="P4"/>
      <text:p text:style-name="P4">+/Boolean:false</text:p>
      <text:p text:style-name="P4">+maxNumberFrame:int(trop lent)</text:p>
      <text:p text:style-name="P4">+minNumberFrame:int(trop rapide)</text:p>
      <text:p text:style-name="P4"/>
      <text:p text:style-name="P4">+TestSysteme</text:p>
      <text:p text:style-name="P4">#TestIC(Skeleton) :bool</text:p>
      <text:p text:style-name="P4">#TestEC(Skeleton) :bool</text:p>
      <text:p text:style-name="P4">#TestFrame(Skeleton):bool</text:p>
      <text:p text:style-name="P4">#TestDynamic(Skeleton) :bool</text:p>
      <text:p text:style-name="P4"/>
      <text:p text:style-name="P4">------------------→* sur Posture</text:p>
      <text:p text:style-name="P4"/>
      <text:p text:style-name="P4"/>
      <text:p text:style-name="P5">FabriqueAbstraite</text:p>
      <text:p text:style-name="P5">Factory</text:p>
      <text:p text:style-name="P5"/>
      <text:p text:style-name="P5">createGesture</text:p>
      <text:p text:style-name="P5"/>
      <text:p text:style-name="P5">classe fille pour contruire col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43:37.825000000</meta:creation-date>
    <dc:date>2016-02-02T09:56:53.726000000</dc:date>
    <meta:editing-duration>PT13M15S</meta:editing-duration>
    <meta:editing-cycles>5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38" meta:word-count="95" meta:character-count="896" meta:non-whitespace-character-count="835"/>
  </office:meta>
</office:document-meta>
</file>